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officeooo:rsid="001adf05" officeooo:paragraph-rsid="001adf05"/>
    </style:style>
    <style:style style:name="P2" style:family="paragraph" style:parent-style-name="Text_20_body">
      <style:text-properties officeooo:rsid="001adf05" officeooo:paragraph-rsid="001bb28f"/>
    </style:style>
    <style:style style:name="P3" style:family="paragraph" style:parent-style-name="Text_20_body">
      <style:text-properties officeooo:rsid="001bb28f" officeooo:paragraph-rsid="001bb28f"/>
    </style:style>
    <style:style style:name="P4" style:family="paragraph" style:parent-style-name="Text_20_body">
      <style:text-properties officeooo:rsid="001d20f3" officeooo:paragraph-rsid="001d20f3"/>
    </style:style>
    <style:style style:name="P5" style:family="paragraph" style:parent-style-name="Text_20_body">
      <style:text-properties officeooo:rsid="001d20f3" officeooo:paragraph-rsid="00227a3c"/>
    </style:style>
    <style:style style:name="P6" style:family="paragraph" style:parent-style-name="Text_20_body">
      <style:text-properties fo:font-style="normal" fo:font-weight="normal" officeooo:rsid="001adf05" officeooo:paragraph-rsid="001adf05" style:font-style-asian="normal" style:font-weight-asian="normal" style:font-style-complex="normal" style:font-weight-complex="normal"/>
    </style:style>
    <style:style style:name="P7" style:family="paragraph" style:parent-style-name="Text_20_body">
      <style:text-properties fo:font-style="normal" officeooo:rsid="00250837" officeooo:paragraph-rsid="00250837" style:font-style-asian="normal" style:font-style-complex="normal"/>
    </style:style>
    <style:style style:name="P8" style:family="paragraph" style:parent-style-name="Text_20_body">
      <style:text-properties officeooo:rsid="00244ad6" officeooo:paragraph-rsid="00244ad6"/>
    </style:style>
    <style:style style:name="P9" style:family="paragraph" style:parent-style-name="Text_20_body">
      <style:text-properties officeooo:rsid="00250837" officeooo:paragraph-rsid="00250837"/>
    </style:style>
    <style:style style:name="P10" style:family="paragraph" style:parent-style-name="Text_20_body">
      <style:text-properties officeooo:paragraph-rsid="002808a3"/>
    </style:style>
    <style:style style:name="P11" style:family="paragraph" style:parent-style-name="Title">
      <style:text-properties officeooo:rsid="001adf05" officeooo:paragraph-rsid="001adf05"/>
    </style:style>
    <style:style style:name="P12" style:family="paragraph" style:parent-style-name="Text_20_body">
      <style:paragraph-properties fo:margin-left="1.251cm" fo:margin-right="0cm" fo:text-indent="0cm" style:auto-text-indent="false"/>
      <style:text-properties style:font-name="Liberation Mono" fo:font-size="10pt" fo:font-style="normal" fo:font-weight="normal" officeooo:rsid="001adf05" officeooo:paragraph-rsid="001adf05" style:font-name-asian="Courier New" style:font-size-asian="10pt" style:font-style-asian="normal" style:font-weight-asian="normal" style:font-name-complex="Liberation Mono" style:font-size-complex="10pt" style:font-style-complex="normal" style:font-weight-complex="normal"/>
    </style:style>
    <style:style style:name="P13" style:family="paragraph" style:parent-style-name="Text_20_body">
      <style:paragraph-properties fo:margin-left="1.251cm" fo:margin-right="0cm" fo:text-indent="0cm" style:auto-text-indent="false"/>
      <style:text-properties fo:color="#000000" style:font-name="monospace" fo:font-size="10pt" fo:font-style="italic" fo:font-weight="normal" officeooo:rsid="001adf05" officeooo:paragraph-rsid="001d20f3" fo:background-color="#ffffff" style:font-name-asian="Courier New" style:font-size-asian="10pt" style:font-style-asian="italic" style:font-weight-asian="normal" style:font-name-complex="Liberation Mono" style:font-size-complex="10pt" style:font-style-complex="italic" style:font-weight-complex="normal"/>
    </style:style>
    <style:style style:name="P14" style:family="paragraph" style:parent-style-name="Text_20_body">
      <style:paragraph-properties fo:margin-left="1.251cm" fo:margin-right="0cm" fo:text-indent="0cm" style:auto-text-indent="false"/>
      <style:text-properties fo:color="#000000" style:font-name="monospace" fo:font-size="10pt" fo:font-style="italic" fo:font-weight="normal" officeooo:rsid="001adf05" officeooo:paragraph-rsid="00227a3c" fo:background-color="#ffffff" style:font-name-asian="Courier New" style:font-size-asian="10pt" style:font-style-asian="italic" style:font-weight-asian="normal" style:font-name-complex="Liberation Mono" style:font-size-complex="10pt" style:font-style-complex="italic" style:font-weight-complex="normal"/>
    </style:style>
    <style:style style:name="P15" style:family="paragraph" style:parent-style-name="Text_20_body">
      <style:paragraph-properties fo:margin-left="1.251cm" fo:margin-right="0cm" fo:text-indent="0cm" style:auto-text-indent="false"/>
      <style:text-properties fo:color="#000000" style:font-name="monospace" fo:font-size="10pt" fo:font-style="normal" fo:font-weight="normal" officeooo:rsid="00227a3c" officeooo:paragraph-rsid="00244ad6" fo:background-color="#ffffff" style:font-name-asian="Courier New" style:font-size-asian="10pt" style:font-style-asian="normal" style:font-weight-asian="normal" style:font-name-complex="Liberation Mono" style:font-size-complex="10pt" style:font-style-complex="normal" style:font-weight-complex="normal"/>
    </style:style>
    <style:style style:name="P16" style:family="paragraph" style:parent-style-name="Text_20_body">
      <style:paragraph-properties fo:margin-left="1.251cm" fo:margin-right="0cm" fo:text-indent="0cm" style:auto-text-indent="false"/>
      <style:text-properties fo:color="#000000" style:font-name="monospace" fo:font-size="10pt" fo:font-style="normal" fo:font-weight="normal" officeooo:rsid="001adf05" officeooo:paragraph-rsid="001adf05" fo:background-color="#ffffff" style:font-name-asian="Courier New" style:font-size-asian="10pt" style:font-style-asian="normal" style:font-weight-asian="normal" style:font-name-complex="Liberation Mono" style:font-size-complex="10pt" style:font-style-complex="normal" style:font-weight-complex="normal"/>
    </style:style>
    <style:style style:name="P17" style:family="paragraph" style:parent-style-name="Text_20_body">
      <style:paragraph-properties fo:margin-left="1.251cm" fo:margin-right="0cm" fo:text-indent="0cm" style:auto-text-indent="false"/>
      <style:text-properties fo:color="#000000" style:font-name="Liberation Mono" fo:font-size="10pt" fo:font-style="normal" fo:font-weight="normal" officeooo:rsid="001adf05" officeooo:paragraph-rsid="001adf05" fo:background-color="#ffffff" style:font-name-asian="Courier New" style:font-size-asian="10pt" style:font-style-asian="normal" style:font-weight-asian="normal" style:font-name-complex="Liberation Mono" style:font-size-complex="10pt" style:font-style-complex="normal" style:font-weight-complex="normal"/>
    </style:style>
    <style:style style:name="P18" style:family="paragraph" style:parent-style-name="Preformatted_20_Text">
      <style:paragraph-properties fo:margin-left="1.251cm" fo:margin-right="0cm" fo:text-indent="0cm" style:auto-text-indent="false"/>
    </style:style>
    <style:style style:name="P19" style:family="paragraph" style:parent-style-name="Heading_20_2">
      <style:text-properties officeooo:rsid="001adf05" officeooo:paragraph-rsid="001adf05"/>
    </style:style>
    <style:style style:name="P20" style:family="paragraph" style:parent-style-name="Heading_20_2">
      <style:text-properties officeooo:rsid="001f924c" officeooo:paragraph-rsid="001f924c"/>
    </style:style>
    <style:style style:name="P21" style:family="paragraph" style:parent-style-name="Heading_20_2">
      <style:text-properties officeooo:rsid="00244ad6" officeooo:paragraph-rsid="00244ad6"/>
    </style:style>
    <style:style style:name="P22" style:family="paragraph" style:parent-style-name="Heading_20_1">
      <style:text-properties officeooo:rsid="001adf05" officeooo:paragraph-rsid="001adf05"/>
    </style:style>
    <style:style style:name="P23" style:family="paragraph" style:parent-style-name="Heading_20_1">
      <style:text-properties officeooo:rsid="001d20f3" officeooo:paragraph-rsid="001d20f3"/>
    </style:style>
    <style:style style:name="P24" style:family="paragraph" style:parent-style-name="Heading_20_1">
      <style:text-properties officeooo:rsid="00250837" officeooo:paragraph-rsid="00250837"/>
    </style:style>
    <style:style style:name="T1" style:family="text">
      <style:text-properties fo:font-weight="bold" style:font-weight-asian="bold" style:font-weight-complex="bold"/>
    </style:style>
    <style:style style:name="T2" style:family="text">
      <style:text-properties fo:font-weight="bold" officeooo:rsid="001bb28f"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bb28f"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1dc5a6" style:font-style-asian="italic" style:font-style-complex="italic"/>
    </style:style>
    <style:style style:name="T7" style:family="text">
      <style:text-properties fo:font-style="italic" officeooo:rsid="00261bdb"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adf05"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dc5a6" style:font-style-asian="normal" style:font-style-complex="normal"/>
    </style:style>
    <style:style style:name="T12" style:family="text">
      <style:text-properties fo:font-style="normal" officeooo:rsid="00227a3c" style:font-style-asian="normal" style:font-style-complex="normal"/>
    </style:style>
    <style:style style:name="T13" style:family="text">
      <style:text-properties fo:font-style="normal" officeooo:rsid="00250837" style:font-style-asian="normal" style:font-style-complex="normal"/>
    </style:style>
    <style:style style:name="T14" style:family="text">
      <style:text-properties fo:font-style="normal" officeooo:rsid="00261bdb"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250837" style:font-style-asian="normal" style:font-weight-asian="normal" style:font-style-complex="normal" style:font-weight-complex="normal"/>
    </style:style>
    <style:style style:name="T17" style:family="text">
      <style:text-properties fo:font-style="normal" fo:font-weight="normal" officeooo:rsid="001adf05" style:font-style-asian="normal" style:font-weight-asian="normal" style:font-style-complex="normal" style:font-weight-complex="normal"/>
    </style:style>
    <style:style style:name="T18" style:family="text">
      <style:text-properties fo:font-style="normal" fo:font-weight="normal" officeooo:rsid="00299603" style:font-style-asian="normal" style:font-weight-asian="normal" style:font-style-complex="normal" style:font-weight-complex="normal"/>
    </style:style>
    <style:style style:name="T19" style:family="text">
      <style:text-properties officeooo:rsid="001bb28f"/>
    </style:style>
    <style:style style:name="T20" style:family="text">
      <style:text-properties officeooo:rsid="001d20f3"/>
    </style:style>
    <style:style style:name="T21" style:family="text">
      <style:text-properties fo:color="#000000" style:font-name="monospace" fo:background-color="#ffffff" loext:char-shading-value="0"/>
    </style:style>
    <style:style style:name="T22" style:family="text">
      <style:text-properties fo:color="#000000" style:font-name="monospace" fo:font-style="italic" fo:font-weight="normal" fo:background-color="#ffffff" loext:char-shading-value="0" style:font-style-asian="italic" style:font-weight-asian="normal" style:font-style-complex="italic" style:font-weight-complex="normal"/>
    </style:style>
    <style:style style:name="T23" style:family="text">
      <style:text-properties style:font-name="monospace"/>
    </style:style>
    <style:style style:name="T24" style:family="text">
      <style:text-properties fo:font-size="8pt" style:font-size-asian="8pt" style:font-size-complex="8pt"/>
    </style:style>
    <style:style style:name="T25" style:family="text">
      <style:text-properties officeooo:rsid="002891f7"/>
    </style:style>
    <style:style style:name="T26" style:family="text">
      <style:text-properties officeooo:rsid="002ad7b4"/>
    </style:style>
    <style:style style:name="T27" style:family="text">
      <style:text-properties officeooo:rsid="002b8dcd"/>
    </style:style>
    <style:style style:name="T28" style:family="text">
      <style:text-properties officeooo:rsid="002c84ce"/>
    </style:style>
    <style:style style:name="T29" style:family="text">
      <style:text-properties officeooo:rsid="002c8b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DCC für PIC kompilieren</text:p>
      <text:h text:style-name="P22" text:outline-level="1">Voraussetzungen</text:h>
      <text:p text:style-name="P2">SDCC wird aus den Quellen gebaut, deshalb benötigen wir ca. 1,5 GB an freien Plattenplatz. Ein Teil des Platzes <text:span text:style-name="T19">(512M) </text:span>ist eine Reserve für SWAP-Space (virtuelle Erweiterung des Hauptspeichers durch Plattenplatz</text:p>
      <text:p text:style-name="P2"><text:span text:style-name="T19">Der Platz für SWAP muss auf der Rootpartition liegen, das restliche GB sollte </text:span><text:span text:style-name="T2">nicht</text:span><text:span text:style-name="T4"> auf einem Netzlaufwerk liegen, da die Erstellung des Kompilers aus den Quellen sehr viele Dateien erzeugt und ein Netzlaufwerk hier den gesamten Prozess extrem ausbremsen würde.</text:span></text:p>
      <text:h text:style-name="P22" text:outline-level="1">Vorarbeiten</text:h>
      <text:h text:style-name="P19" text:outline-level="2">Installation von Paketen</text:h>
      <text:p text:style-name="P1">Für die Kompilation von sdcc benötigt man eine Reihe von Paketen, die wie üblich mit apt-get eingespielt werden:</text:p>
      <text:p text:style-name="P18">sudo apt-get update<text:line-break/>sudo apt-get -y install <text:span text:style-name="T26">autoconf \<text:line-break/> <text:s text:c="25"/></text:span><text:span text:style-name="T21">bison flex g++ libboost-dev texinfo libgc-dev</text:span><text:span text:style-name="T23"><text:line-break/></text:span></text:p>
      <text:h text:style-name="P19" text:outline-level="2">Systemanpassungen</text:h>
      <text:p text:style-name="P1">Die Kompilation benötigt viel Hauptspeicher, deshalb sollte der ganze Ablauf <text:span text:style-name="T1">ohne</text:span><text:span text:style-name="T3"> grafische Oberfläche durchgeführt werden (eventuell Bootverhalten über </text:span><text:span text:style-name="T8">raspi-config </text:span><text:span text:style-name="T15">anpassen). In der </text:span><text:span text:style-name="T8">/boot/config.txt</text:span><text:span text:style-name="T15"> passen wir den Parameter </text:span><text:span text:style-name="T8">gpu_mem </text:span><text:span text:style-name="T15">an </text:span><text:span text:style-name="T16">(alten Wert merken, falls nicht vorhanden, hinzufügen)</text:span><text:span text:style-name="T15">:</text:span></text:p>
      <text:p text:style-name="P12">gpu_mem=<text:span text:style-name="T25">16</text:span></text:p>
      <text:p text:style-name="P10"><text:span text:style-name="T17">Außerdem editieren wir die Datei </text:span><text:span text:style-name="T9">/etc/dphys-swapfile</text:span><text:span text:style-name="T17"> und setzen den Parameter </text:span><text:span text:style-name="T22">CONF_SWAPSIZE</text:span><text:span text:style-name="T17"> </text:span><text:span text:style-name="T18">von 100 </text:span><text:span text:style-name="T17">auf 512:</text:span></text:p>
      <text:p text:style-name="P12"><text:span text:style-name="T21">CONF_SWAPSIZE</text:span>=512</text:p>
      <text:p text:style-name="P6">Danach führen wir einen Neustart durch und überprüfen den freien Speicher mit</text:p>
      <text:p text:style-name="P17">free -h</text:p>
      <text:p text:style-name="P16"><text:span text:style-name="T24">             total        used        free      shared  buff/cache   available <text:line-break/>Mem:           976M         29M        887M        6,5M         59M        892M <text:line-break/>Swap:          511M          0B        511M<text:line-break/></text:span><text:line-break/></text:p>
      <text:h text:style-name="P23" text:outline-level="1"><text:soft-page-break/>Ablauf</text:h>
      <text:h text:style-name="P20" text:outline-level="2">Bereitstellung der Dateien</text:h>
      <text:p text:style-name="P3">Zuererst legen <text:span text:style-name="T20">wir ein Arbeitsverzeichnis an und laden das Quellpaket herunter (Achtung: der letzte Befehl wget gehört in eine Zeile, außerdem könnte es schon eine neuere Version geben):</text:span></text:p>
      <text:p text:style-name="P13">mkdir -p src/workspace<text:line-break/>cd src/workspace<text:line-break/>wget http://downloads.sourceforge.net/project/sdcc/sdcc/3.<text:span text:style-name="T27">8</text:span>.0/sdcc-src-3.<text:span text:style-name="T27">8</text:span>.0.tar.bz2</text:p>
      <text:p text:style-name="P4">Anschließend entpacken wir das Quellpaket</text:p>
      <text:p text:style-name="P14">tar -xvjpf sdcc-src-3.<text:span text:style-name="T27">8</text:span>.0.tar.bz2<text:line-break/><text:span text:style-name="T29">mv sdcc-3.8.0 sdcc</text:span></text:p>
      <text:p text:style-name="P4">Nach dem Entpacken existiert in <text:span text:style-name="T5">src/workspace</text:span><text:span text:style-name="T10"> ein Unterverzeichnis </text:span><text:span text:style-name="T5">sdcc</text:span><text:span text:style-name="T10"> </text:span><text:span text:style-name="T12">mit den Quellen.</text:span></text:p>
      <text:p text:style-name="P5"><text:span text:style-name="T10">In das Arbeitsverzeichnis (also auf gleicher Ebene wie </text:span><text:span text:style-name="T5">sdcc)</text:span><text:span text:style-name="T10"> kopieren wir auch das Skript </text:span><text:span text:style-name="T5">build-sdcc</text:span><text:span text:style-name="T10">. Des weiteren legen wir ein weiteres Verzeichnis </text:span><text:span text:style-name="T5">sdcc.build</text:span><text:span text:style-name="T10"> parallel zu </text:span><text:span text:style-name="T5">sdcc</text:span><text:span text:style-name="T10"> an:</text:span></text:p>
      <text:p text:style-name="P14"><text:span text:style-name="T10">mkdir -p </text:span><text:span text:style-name="T12">sdcc.build</text:span></text:p>
      <text:p text:style-name="P5"><text:span text:style-name="T10"><text:s/>Das </text:span><text:span text:style-name="T5">sdcc.build</text:span><text:span text:style-name="T10">-Verzeichnis kann später gelöscht werden, wenn man von vorne anfangen will/muss.</text:span></text:p>
      <text:p text:style-name="P4"><text:span text:style-name="T11">Nach diesen Schritten enthält das Arbeitsverzeichnis </text:span><text:span text:style-name="T7">src/workspace</text:span><text:span text:style-name="T14"> </text:span><text:span text:style-name="T11">also das Quellpaket, das Skript und die beiden Verzeichnisse </text:span><text:span text:style-name="T6">sdcc</text:span><text:span text:style-name="T11"> und </text:span><text:span text:style-name="T6">sdcc.build</text:span><text:span text:style-name="T11">.</text:span><text:span text:style-name="T10"> </text:span></text:p>
      <text:h text:style-name="P21" text:outline-level="2">Durchführung des Builds</text:h>
      <text:p text:style-name="P8">Der eigentliche Compilerbau besteht aus drei Schritten: der Konfiguration, des Kompilieren+Linkens sowie der Installation. Dafür gibt es die drei Befehle <text:span text:style-name="T5">“configure“</text:span><text:span text:style-name="T10">, </text:span><text:span text:style-name="T5">“make“</text:span><text:span text:style-name="T10"> und </text:span><text:span text:style-name="T5">“sudo make install“</text:span><text:span text:style-name="T10">. Der erste Schritt legt fest, welche Komponenten der Compiler später enthalten soll. Da SDCC sehr viele Microprozessoren unterstützt, kann man hier durch das Abwählen von Optionen die Kompilationsdauer drastisch reduzieren. Deshalb habe ich auch das Skript </text:span><text:span text:style-name="T5">build-sdcc</text:span><text:span text:style-name="T10"> geschrieben, das alle drei Schritte durchführt. Das funktioniert mit den Befehlen:</text:span></text:p>
      <text:p text:style-name="P15">cd sdcc.build<text:line-break/>../build-sdcc |&amp; <text:span text:style-name="T28">tee </text:span>build-sdcc.log</text:p>
      <text:p text:style-name="P8"><text:span text:style-name="T10">Der Skriptaufruf (zweite Zeile) dauert bei mir so 25 Minuten. Die Meldungen auf dem Bildschirm sind anschließend auch in der Datei </text:span><text:span text:style-name="T5">build-sdcc.log</text:span><text:span text:style-name="T10"> vorhanden.</text:span></text:p>
      <text:p text:style-name="P8"><text:span text:style-name="T10">Unser sdcc unterstützt anschließend nur die PICs von Microchip.</text:span><text:span text:style-name="T13">Mit</text:span></text:p>
      <text:p text:style-name="P18">sdcc -v</text:p>
      <text:p text:style-name="P18"/>
      <text:p text:style-name="P7">überprüft man, dass der sdcc zumindest aufrufbar ist.</text:p>
      <text:h text:style-name="P24" text:outline-level="1">Nacharbeiten</text:h>
      <text:p text:style-name="P9">Zuguterletzt sollte man die Änderungen von 2.2 wieder zurück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16:56:01.007581070</meta:creation-date>
    <dc:date>2018-12-08T13:13:35.097688624</dc:date>
    <meta:editing-duration>PT2H38M19S</meta:editing-duration>
    <meta:editing-cycles>18</meta:editing-cycles>
    <meta:generator>LibreOffice/6.0.5.2$Linux_X86_64 LibreOffice_project/00m0$Build-2</meta:generator>
    <meta:document-statistic meta:table-count="0" meta:image-count="0" meta:object-count="0" meta:page-count="2" meta:paragraph-count="36" meta:word-count="464" meta:character-count="3499" meta:non-whitespace-character-count="2923"/>
  </office:meta>
</office:document-meta>
</file>